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86cm"/>
    </style:style>
    <style:style style:name="co2" style:family="table-column">
      <style:table-column-properties fo:break-before="auto" style:column-width="15.452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0.86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9" style:family="table-cell" style:parent-style-name="Default">
      <style:table-cell-properties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ext-properties fo:font-size="20pt" style:font-size-asian="20pt" style:font-size-complex="20pt"/>
    </style:style>
    <style:style style:name="ce7" style:family="table-cell" style:parent-style-name="Default" style:data-style-name="N0">
      <style:table-cell-properties style:vertical-align="middle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1014" table:default-cell-style-name="ce1"/>
        <table:table-column table:style-name="co5" table:number-columns-repeated="3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<text:span text:style-name="T1">Anleitung: Bitte kreuzen Sie an, inwieweit Sie den folgenden Aussagen zustimmen</text:span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1 = stimme überhaupt nicht zu <text:s text:c="5"/>5 = stimme voll und ganz zu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4" office:value-type="string" calcext:value-type="string">
            <text:p>Nr.</text:p>
          </table:table-cell>
          <table:table-cell table:style-name="ce5" office:value-type="string" calcext:value-type="string">
            <text:p>Aussage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Ich denke, dass ich die Website gerne häufig benutzen würde.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7" table:number-columns-repeated="1017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18" office:value-type="string" calcext:value-type="string">
            <text:p>Ich finde die Webseite unnötig komplex.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7" table:number-columns-repeated="1017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18" office:value-type="string" calcext:value-type="string">
            <text:p>Ich fand die Website einfach zu benutzen.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7" table:number-columns-repeated="1017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19" office:value-type="string" calcext:value-type="string">
            <text:p>Ich glaube, ich würde die Hilfe einer technisch versierten Person benötigen, um die Webseite benutzen zu können.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7" table:number-columns-repeated="1017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18" office:value-type="string" calcext:value-type="string">
            <text:p>Ich fand, die verschiedenen Funktionen in dieser Webseite waren gut integriert.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7" table:number-columns-repeated="1017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18" office:value-type="string" calcext:value-type="string">
            <text:p>Ich denke, die Webseite enthielt zu viele Inkonsistenzen.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7" table:number-columns-repeated="1017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20" office:value-type="string" calcext:value-type="string">
            <text:p><text:s/>Ich kann mir vorstellen, dass die meisten Menschen den Umgang mit dieser Webseite sehr schnell lernen.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/>
          <table:table-cell table:style-name="ce7" table:number-columns-repeated="1017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18" office:value-type="string" calcext:value-type="string">
            <text:p>Ich fand die Webseite sehr umständlich zu nutzen.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7" table:number-columns-repeated="1017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18" office:value-type="string" calcext:value-type="string">
            <text:p>Ich fühlte mich bei der Benutzung der Webseite sehr sicher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/>
          <table:table-cell table:style-name="ce7" table:number-columns-repeated="1017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18" office:value-type="string" calcext:value-type="string">
            <text:p><text:s/>Ich musste eine Menge lernen, bevor ich anfangen konnte die Webseite zu verwenden.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7" table:number-columns-repeated="1017"/>
        </table:table-row>
        <table:table-row table:style-name="ro1">
          <table:table-cell table:style-name="ce8" table:number-columns-repeated="7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initial-creator>Josina Gränitz</meta:initial-creator>
    <meta:creation-date>2025-07-17T19:47:25Z</meta:creation-date>
    <dc:date>2025-07-27T13:54:10.137000000</dc:date>
    <meta:editing-cycles>3</meta:editing-cycles>
    <meta:editing-duration>PT2M20S</meta:editing-duration>
    <meta:document-statistic meta:table-count="1" meta:cell-count="39" meta:object-count="0"/>
  </office:meta>
</office:document-meta>
</file>